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board</text:p>
      <text:p text:style-name="Standard"/>
      <text:p text:style-name="Standard">It is the core of the system, where each module is a feature that can be added, this component uses a TThread component (to read data from and to the board), remember that Lazarus (at least) the function that TThread calls is only executed when the program is not handling any event.</text:p>
      <text:p text:style-name="Standard"/>
      <text:p text:style-name="Standard">The main events of this component, and they have to exist, are:</text:p>
      <text:p text:style-name="Standard"/>
      <text:p text:style-name="Standard"><text:span text:style-name="T1">OnSendDataToDevice</text:span>, to send data to the board.</text:p>
      <text:p text:style-name="Standard"/>
      <text:p text:style-name="Standard"><text:span text:style-name="T1">OnGetDataFromDevice</text:span>, read a byte of the device, or returns -1 if there is none. There is a timer, it waits about 2 seconds before giving an error, it is assumed that once the board sends a command to the client, it sends all the data until the command is finished.</text:p>
      <text:p text:style-name="Standard"/>
      <text:p text:style-name="Standard"><text:span text:style-name="T1">OnDeviceDataAvailable</text:span>, indicates if there is a new command available to read.</text:p>
      <text:p text:style-name="Standard"/>
      <text:p text:style-name="Standard">The other important event is <text:span text:style-name="T1">OnBoardReady</text:span><text:span text:style-name="T2">, </text:span><text:span text:style-name="T2">it is </text:span>run when activated and the state becomes Enabled, that happens when component has got all of the pins capabilities, those capabilities depend on ConfigurableFirmata modules were compiled.</text:p>
      <text:p text:style-name="Standard"/>
      <text:p text:style-name="Standard">When <text:span text:style-name="T1">Enabled</text:span> is set to false, all <text:span text:style-name="T3">Enabled</text:span> of every module is set to false too.</text:p>
      <text:p text:style-name="Standard"/>
      <text:p text:style-name="Standard">There are two other events to consider and have been put to help LazSerial component, are: <text:span text:style-name="T1">OnBeforeOpen</text:span>, is executed before enable the board and is normally used to open the serial port.</text:p>
      <text:p text:style-name="Standard"><text:span text:style-name="T1">OnAfterClose</text:span>, is executed when the component is to be deactivated and is normally used to close the serial port.</text:p>
      <text:p text:style-name="Standard">Finally, the <text:span text:style-name="T1">OnBoardData</text:span> event is launched when the board wants to send a message to the client and <text:span text:style-name="T1">OnError</text:span> whenever an error occurs on the client side.</text:p>
      <text:p text:style-name="Standard"/>
      <text:p text:style-name="Standard">There is a limit of time the board has to start, it has been set in 6 seconds, this is the case of ConfigurableFirmata with flashing LED (starting without these flashing led is about 1.6 seconds (you choose flashing led at compiling ConfigurableFirm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3-12T17:11:30.914074573</meta:creation-date>
    <dc:date>2019-03-14T14:09:42.75</dc:date>
    <meta:editing-duration>PT7M51S</meta:editing-duration>
    <meta:editing-cycles>2</meta:editing-cycles>
    <meta:generator>OpenOffice/4.1.2$Win32 OpenOffice.org_project/412m3$Build-9782</meta:generator>
    <meta:document-statistic meta:table-count="0" meta:image-count="0" meta:object-count="0" meta:page-count="1" meta:paragraph-count="12" meta:word-count="305" meta:character-count="1757"/>
  </office:meta>
</office:document-meta>
</file>